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SocketServiceMethod.initResponseFunction( RSocketRequester requester , Method method , ReactiveAdapterRegistry reactiveRegistry , Duration blockTimeout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RSocketServiceMethod.initMethodParameters( Method metho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SocketServiceMethod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ocketServiceMethod.invoke( Object [ ] 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SocketServiceMethod.initRoute( Method method , Class &lt; ? &gt; containingClass , RSocketStrategies strategies , @ Nullable StringValueResolver embeddedValueResolv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SocketServiceMethod.initRequest( RSocketRequester requester , RSocketRequestValues requestValu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RSocketServiceMethod.formatArgumentError( MethodParameter param , String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SocketServiceMethod.applyArguments( RSocketRequestValues . Builder requestValues , Object [ ] argumen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SocketServiceMethod.RSocketServiceMethod( Method method , Class &lt; ? &gt; containingClass , List &lt; RSocketServiceArgumentResolver &gt; argumentResolvers , RSocketRequester rsocketRequester , @ Nullable StringValueResolver embeddedValueResolver , ReactiveAdapterRegistry reactiveRegistry , Duration block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